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808080" draw:textarea-horizontal-align="center" draw:textarea-vertical-align="middle"/>
    </style:style>
    <style:style style:name="gr2" style:family="graphic" style:parent-style-name="standard">
      <style:graphic-properties draw:fill-color="#355e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3cm" fo:min-width="0.06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2cm" fo:min-width="0.063cm"/>
    </style:style>
    <style:style style:name="gr5" style:family="graphic" style:parent-style-name="standard">
      <style:graphic-properties draw:fill-color="#000000" draw:textarea-horizontal-align="center" draw:textarea-vertical-align="middle"/>
    </style:style>
    <style:style style:name="gr6" style:family="graphic" style:parent-style-name="standard">
      <style:graphic-properties draw:fill-color="#0066cc" draw:textarea-vertical-align="middle" draw:auto-grow-height="false" fo:min-height="0.749cm" fo:min-width="0.499cm"/>
    </style:style>
    <style:style style:name="gr7" style:family="graphic" style:parent-style-name="standard">
      <style:graphic-properties svg:stroke-width="0.051cm" draw:marker-start-width="0.381cm" draw:marker-end="Arrow" draw:marker-end-width="0.178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fill-color="#0066cc" draw:textarea-vertical-align="middle" draw:auto-grow-height="false" fo:min-height="0.749cm" fo:min-width="0.499cm"/>
    </style:style>
    <style:style style:name="gr9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102cm" svg:stroke-color="#0066cc" draw:marker-start-width="0.457cm" draw:marker-end-width="0.457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0066cc"/>
    </style:style>
    <style:style style:name="P5" style:family="paragraph">
      <style:paragraph-properties fo:margin-left="0cm" fo:margin-right="0cm" fo:text-indent="0cm"/>
      <style:text-properties fo:color="#0066cc" fo:font-size="15pt" style:font-size-asian="15pt" style:font-size-complex="15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color="#0066cc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0.248cm" svg:height="1.731cm" svg:x="4.741cm" svg:y="1.636cm">
          <text:p text:style-name="P6"/>
        </draw:rect>
        <draw:rect draw:style-name="gr1" draw:text-style-name="P1" draw:layer="layout" svg:width="0.247cm" svg:height="1.987cm" svg:x="4.742cm" svg:y="4.527cm">
          <text:p text:style-name="P6"/>
        </draw:rect>
        <draw:rect draw:style-name="gr1" draw:text-style-name="P1" draw:layer="layout" svg:width="0.247cm" svg:height="0.748cm" svg:x="4.742cm" svg:y="3.584cm">
          <text:p text:style-name="P6"/>
        </draw:rect>
        <draw:rect draw:style-name="gr2" draw:text-style-name="P1" draw:layer="layout" svg:width="0.503cm" svg:height="4.554cm" svg:x="9.236cm" svg:y="1.829cm">
          <text:p text:style-name="P6"/>
        </draw:rect>
        <draw:frame draw:style-name="gr3" draw:text-style-name="P2" draw:layer="layout" svg:width="0.853cm" svg:height="0.806cm" svg:x="4.082cm" svg:y="2.567cm">
          <draw:text-box>
            <text:p text:style-name="P2"><text:span text:style-name="T1">1</text:span></text:p>
          </draw:text-box>
        </draw:frame>
        <draw:frame draw:style-name="gr4" draw:text-style-name="P2" draw:layer="layout" svg:width="0.858cm" svg:height="0.806cm" svg:x="4.003cm" svg:y="4.379cm">
          <draw:text-box>
            <text:p text:style-name="P2"><text:span text:style-name="T1">2</text:span></text:p>
          </draw:text-box>
        </draw:frame>
        <draw:rect draw:style-name="gr1" draw:text-style-name="P1" draw:layer="layout" svg:width="0.248cm" svg:height="1.731cm" svg:x="4.741cm" svg:y="7.236cm">
          <text:p text:style-name="P6"/>
        </draw:rect>
        <draw:rect draw:style-name="gr1" draw:text-style-name="P1" draw:layer="layout" svg:width="0.247cm" svg:height="1.987cm" svg:x="4.742cm" svg:y="10.127cm">
          <text:p text:style-name="P6"/>
        </draw:rect>
        <draw:rect draw:style-name="gr1" draw:text-style-name="P1" draw:layer="layout" svg:width="0.247cm" svg:height="0.748cm" svg:x="4.742cm" svg:y="9.184cm">
          <text:p text:style-name="P6"/>
        </draw:rect>
        <draw:rect draw:style-name="gr2" draw:text-style-name="P1" draw:layer="layout" svg:width="0.503cm" svg:height="4.554cm" svg:x="9.236cm" svg:y="7.429cm">
          <text:p text:style-name="P6"/>
        </draw:rect>
        <draw:frame draw:style-name="gr3" draw:text-style-name="P2" draw:layer="layout" svg:width="0.853cm" svg:height="0.806cm" svg:x="4.102cm" svg:y="8.067cm">
          <draw:text-box>
            <text:p text:style-name="P2"><text:span text:style-name="T1">1</text:span></text:p>
          </draw:text-box>
        </draw:frame>
        <draw:frame draw:style-name="gr4" draw:text-style-name="P2" draw:layer="layout" svg:width="0.858cm" svg:height="0.806cm" svg:x="4.003cm" svg:y="9.979cm">
          <draw:text-box>
            <text:p text:style-name="P2"><text:span text:style-name="T1">2</text:span></text:p>
          </draw:text-box>
        </draw:frame>
        <draw:rect draw:style-name="gr5" draw:text-style-name="P1" draw:layer="layout" svg:width="0.137cm" svg:height="1.154cm" svg:x="5.141cm" svg:y="3.837cm">
          <text:p text:style-name="P6"/>
        </draw:rect>
        <draw:rect draw:style-name="gr5" draw:text-style-name="P1" draw:layer="layout" svg:width="0.137cm" svg:height="1.154cm" svg:x="5.141cm" svg:y="8.512cm">
          <text:p text:style-name="P6"/>
        </draw:rect>
        <draw:custom-shape draw:style-name="gr6" draw:text-style-name="P1" draw:layer="layout" svg:width="0.232cm" svg:height="0.232cm" svg:x="2.075cm" svg:y="3.4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2.315cm" svg:y1="3.59cm" svg:x2="3.585cm" svg:y2="3.59cm">
          <text:p text:style-name="P6"/>
        </draw:line>
        <draw:custom-shape draw:style-name="gr6" draw:text-style-name="P1" draw:layer="layout" svg:width="0.232cm" svg:height="0.232cm" svg:x="2.675cm" svg:y="2.9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2.915cm" svg:y1="3.09cm" svg:x2="4.185cm" svg:y2="3.09cm">
          <text:p text:style-name="P6"/>
        </draw:line>
        <draw:custom-shape draw:style-name="gr6" draw:text-style-name="P1" draw:layer="layout" svg:width="0.232cm" svg:height="0.232cm" svg:x="2.575cm" svg:y="3.9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2.815cm" svg:y1="4.03cm" svg:x2="4.085cm" svg:y2="4.03cm">
          <text:p text:style-name="P6"/>
        </draw:line>
        <draw:custom-shape draw:style-name="gr6" draw:text-style-name="P1" draw:layer="layout" svg:width="0.232cm" svg:height="0.232cm" svg:x="2.275cm" svg:y="4.3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2.515cm" svg:y1="4.47cm" svg:x2="3.785cm" svg:y2="4.47cm">
          <text:p text:style-name="P6"/>
        </draw:line>
        <draw:custom-shape draw:style-name="gr6" draw:text-style-name="P1" draw:layer="layout" svg:width="0.232cm" svg:height="0.232cm" svg:x="2.475cm" svg:y="4.87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2.715cm" svg:y1="4.97cm" svg:x2="3.985cm" svg:y2="4.97cm">
          <text:p text:style-name="P6"/>
        </draw:line>
        <draw:custom-shape draw:style-name="gr6" draw:text-style-name="P1" draw:layer="layout" svg:width="0.232cm" svg:height="0.232cm" svg:x="2.675cm" svg:y="8.2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2.915cm" svg:y1="8.33cm" svg:x2="4.185cm" svg:y2="8.33cm">
          <text:p text:style-name="P6"/>
        </draw:line>
        <draw:custom-shape draw:style-name="gr6" draw:text-style-name="P1" draw:layer="layout" svg:width="0.232cm" svg:height="0.232cm" svg:x="2.975cm" svg:y="8.7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3.215cm" svg:y1="8.83cm" svg:x2="4.485cm" svg:y2="8.83cm">
          <text:p text:style-name="P6"/>
        </draw:line>
        <draw:custom-shape draw:style-name="gr8" draw:text-style-name="P3" draw:layer="layout" svg:width="0.232cm" svg:height="0.232cm" svg:x="2.175cm" svg:y="9.13cm">
          <text:p text:style-name="P3"><text:s/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2.415cm" svg:y1="9.23cm" svg:x2="3.685cm" svg:y2="9.23cm">
          <text:p text:style-name="P6"/>
        </draw:line>
        <draw:custom-shape draw:style-name="gr6" draw:text-style-name="P1" draw:layer="layout" svg:width="0.232cm" svg:height="0.232cm" svg:x="2.875cm" svg:y="9.53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3.115cm" svg:y1="9.63cm" svg:x2="4.385cm" svg:y2="9.63cm">
          <text:p text:style-name="P6"/>
        </draw:line>
        <draw:custom-shape draw:style-name="gr6" draw:text-style-name="P1" draw:layer="layout" svg:width="0.232cm" svg:height="0.232cm" svg:x="2.375cm" svg:y="9.8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2.615cm" svg:y1="9.99cm" svg:x2="3.885cm" svg:y2="9.99cm">
          <text:p text:style-name="P6"/>
        </draw:line>
        <draw:custom-shape draw:style-name="gr6" draw:text-style-name="P1" draw:layer="layout" svg:width="0.232cm" svg:height="0.232cm" svg:x="2.675cm" svg:y="10.29cm">
          <text:p text:style-name="P6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1" draw:layer="layout" svg:x1="2.915cm" svg:y1="10.39cm" svg:x2="4.185cm" svg:y2="10.39cm">
          <text:p text:style-name="P6"/>
        </draw:line>
        <draw:line draw:style-name="gr9" draw:text-style-name="P1" draw:layer="layout" svg:x1="4.81cm" svg:y1="3.485cm" svg:x2="11.277cm" svg:y2="3.473cm">
          <text:p text:style-name="P6"/>
        </draw:line>
        <draw:line draw:style-name="gr9" draw:text-style-name="P1" draw:layer="layout" svg:x1="4.81cm" svg:y1="4.42cm" svg:x2="9.961cm" svg:y2="4.438cm">
          <text:p text:style-name="P6"/>
        </draw:line>
        <draw:path draw:style-name="gr10" draw:text-style-name="P1" draw:layer="layout" svg:width="1.651cm" svg:height="3.151cm" svg:x="9.748cm" svg:y="1.925cm" svg:viewBox="0 0 1652 3152" svg:d="m0 0c61 291 183 566 183 566l168 123 459 306 429 199 306 168 107 184-153 214-199 168-382 138-490 275-275 276-138 306v229">
          <text:p text:style-name="P6"/>
        </draw:path>
        <draw:frame draw:style-name="gr11" draw:text-style-name="P5" draw:layer="layout" svg:width="4.02cm" svg:height="0.839cm" svg:x="11.625cm" svg:y="3.032cm">
          <draw:text-box>
            <text:p text:style-name="P4"><text:span text:style-name="T2">Detector signal</text:span></text:p>
          </draw:text-box>
        </draw:frame>
        <draw:frame draw:style-name="gr11" draw:text-style-name="P7" draw:layer="layout" svg:width="1.967cm" svg:height="0.725cm" svg:x="5.214cm" svg:y="4.885cm">
          <draw:text-box>
            <text:p text:style-name="P6"><text:span text:style-name="T3">blocked</text:span></text:p>
          </draw:text-box>
        </draw:frame>
        <draw:frame draw:style-name="gr11" draw:text-style-name="P7" draw:layer="layout" svg:width="1.967cm" svg:height="0.725cm" svg:x="5.215cm" svg:y="7.886cm">
          <draw:text-box>
            <text:p text:style-name="P6"><text:span text:style-name="T3">blocked</text:span></text:p>
          </draw:text-box>
        </draw:frame>
        <draw:path draw:style-name="gr10" draw:text-style-name="P1" draw:layer="layout" svg:width="1.651cm" svg:height="3.151cm" svg:x="9.748cm" svg:y="8.425cm" svg:viewBox="0 0 1652 3152" svg:d="m0 0c61 291 183 566 183 566l168 123 459 306 429 199 306 168 107 184-153 214-199 168-382 138-490 275-275 276-138 306v229">
          <text:p text:style-name="P6"/>
        </draw:path>
        <draw:line draw:style-name="gr9" draw:text-style-name="P1" draw:layer="layout" svg:x1="4.811cm" svg:y1="10.021cm" svg:x2="11.278cm" svg:y2="10.009cm">
          <text:p text:style-name="P6"/>
        </draw:line>
        <draw:line draw:style-name="gr9" draw:text-style-name="P1" draw:layer="layout" svg:x1="4.811cm" svg:y1="9.096cm" svg:x2="9.962cm" svg:y2="9.114cm">
          <text:p text:style-name="P6"/>
        </draw:line>
        <draw:frame draw:style-name="gr11" draw:text-style-name="P5" draw:layer="layout" svg:width="4.02cm" svg:height="0.839cm" svg:x="11.625cm" svg:y="9.533cm">
          <draw:text-box>
            <text:p text:style-name="P4"><text:span text:style-name="T2">Detector signal</text:span></text:p>
          </draw:text-box>
        </draw:frame>
        <draw:frame draw:style-name="gr11" draw:layer="layout" svg:width="6.594cm" svg:height="1.673cm" svg:x="12.863cm" svg:y="6.093cm">
          <draw:text-box>
            <text:p text:style-name="P6">Electrons are passing</text:p>
            <text:p text:style-name="P6">through holes 1 or 2</text:p>
          </draw:text-box>
        </draw:frame>
        <draw:frame draw:style-name="gr11" draw:text-style-name="P8" draw:layer="layout" svg:width="3.304cm" svg:height="0.806cm" draw:transform="rotate (1.56311687808583) translate (0.996cm 10.95cm)">
          <draw:text-box>
            <text:p text:style-name="P8"><text:span text:style-name="T1">Electron gun</text:span></text:p>
          </draw:text-box>
        </draw:frame>
        <draw:frame draw:style-name="gr11" draw:text-style-name="P8" draw:layer="layout" svg:width="3.304cm" svg:height="0.806cm" draw:transform="rotate (1.56311687808583) translate (0.997cm 5.55cm)">
          <draw:text-box>
            <text:p text:style-name="P8"><text:span text:style-name="T1">Electron gu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15T19:53:48</meta:creation-date>
    <dc:creator>Jussi Eloranta</dc:creator>
    <dc:date>2007-12-15T20:23:00</dc:date>
    <meta:editing-cycles>18</meta:editing-cycles>
    <meta:editing-duration>PT29M12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